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008in" fo:break-before="auto" style:use-optimal-row-height="false"/>
    </style:style>
    <style:style style:name="ro5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<text:s/>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22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22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MARKET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Outside</text:p>
          </table:table-cell>
          <table:table-cell table:style-name="ce32" office:value-type="float" office:value="56" calcext:value-type="float">
            <text:p>5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DLC_BOGLAND</text:p>
          </table:table-cell>
          <table:table-cell table:style-name="ce16" table:number-columns-repeated="3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 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1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STUMP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MONASTERY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;[.$A$6:.$A$9];[.$A$11])" office:value-type="string" office:string-value="1, 2, 3, 4, 5, 7" calcext:value-type="string">
            <text:p>1, 2, 3, 4, 5, 7</text:p>
          </table:table-cell>
          <table:table-cell table:style-name="ce36" office:value-type="string" calcext:value-type="string">
            <text:p>4, 3, 3, 3, 3, 10</text:p>
          </table:table-cell>
          <table:table-cell table:style-name="ce38" office:value-type="string" calcext:value-type="string">
            <text:p>1, 2, 2, 2, 2, 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TREE_F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;[.$A$16])" office:value-type="string" office:string-value="1, 12" calcext:value-type="string">
            <text:p>1, 12</text:p>
          </table:table-cell>
          <table:table-cell table:style-name="ce36" office:value-type="string" calcext:value-type="string">
            <text:p>3, 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BLOCKER2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GRAVE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5])" office:value-type="string" office:string-value="11" calcext:value-type="string">
            <text:p>1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15];[.$A$16])" office:value-type="string" office:string-value="11, 12" calcext:value-type="string">
            <text:p>11, 12</text:p>
          </table:table-cell>
          <table:table-cell table:style-name="ce36" office:value-type="string" calcext:value-type="string">
            <text:p>3, 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LAVENDER</text:p>
          </table:table-cell>
          <table:table-cell table:style-name="ce15" office:value-type="float" office:value="2373" calcext:value-type="float">
            <text:p>237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;[.$A$16])" office:value-type="string" office:string-value="1, 12" calcext:value-type="string">
            <text:p>1, 12</text:p>
          </table:table-cell>
          <table:table-cell table:style-name="ce36" office:value-type="string" calcext:value-type="string">
            <text:p>3, 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PINETREE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INE_FOREST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B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BUSH_B</text:p>
          </table:table-cell>
          <table:table-cell table:style-name="ce15" office:value-type="float" office:value="1053" calcext:value-type="float">
            <text:p>1053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8];[.$A$24])" office:value-type="string" office:string-value="7, 14, 20" calcext:value-type="string">
            <text:p>7, 14, 20</text:p>
          </table:table-cell>
          <table:table-cell table:style-name="ce36" office:value-type="string" calcext:value-type="string">
            <text:p>6, 2, 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BUSH_B</text:p>
          </table:table-cell>
          <table:table-cell table:style-name="ce15" office:value-type="float" office:value="1053" calcext:value-type="float">
            <text:p>1053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4];[.$A$25])" office:value-type="string" office:string-value="7, 20, 21" calcext:value-type="string">
            <text:p>7, 20, 21</text:p>
          </table:table-cell>
          <table:table-cell table:style-name="ce36" office:value-type="string" calcext:value-type="string">
            <text:p>6, 1, 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BT</text:p>
          </table:table-cell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10, 6, 1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LACKSMITH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36" office:value-type="string" calcext:value-type="string">
            <text:p>1, 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HOUSE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HORS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HAYSTACK</text:p>
          </table:table-cell>
          <table:table-cell table:style-name="ce15" office:value-type="float" office:value="857" calcext:value-type="float">
            <text:p>85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LEATHERWORKING</text:p>
          </table:table-cell>
          <table:table-cell table:style-name="ce15" office:value-type="float" office:value="2291" calcext:value-type="float">
            <text:p>2291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8])" office:value-type="string" office:string-value="24" calcext:value-type="string">
            <text:p>24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8];[.$A$32])" office:value-type="string" office:string-value="24, 28" calcext:value-type="string">
            <text:p>24, 28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WEAPON_RACK</text:p>
          </table:table-cell>
          <table:table-cell table:style-name="ce15" office:value-type="float" office:value="2293" calcext:value-type="float">
            <text:p>2293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8])" office:value-type="string" office:string-value="24" calcext:value-type="string">
            <text:p>24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8];[.$A$32])" office:value-type="string" office:string-value="24, 28" calcext:value-type="string">
            <text:p>24, 28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0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27])" office:value-type="string" office:string-value="23" calcext:value-type="string">
            <text:p>2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28])" office:value-type="string" office:string-value="24" calcext:value-type="string">
            <text:p>24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GALLOW</text:p>
          </table:table-cell>
          <table:table-cell table:style-name="ce15" office:value-type="float" office:value="1095" calcext:value-type="float">
            <text:p>1095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)" office:value-type="string" office:string-value="7, 8, 11, 23" calcext:value-type="string">
            <text:p>7, 8, 11, 23</text:p>
          </table:table-cell>
          <table:table-cell table:style-name="ce36" office:value-type="string" calcext:value-type="string">
            <text:p>10, 10, 8, 6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35" table:formula="of:=COM.MICROSOFT.TEXTJOIN(&quot;, &quot;;1;[.$A$38])" office:value-type="string" office:string-value="34" calcext:value-type="string">
            <text:p>3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38])" office:value-type="string" office:string-value="34" calcext:value-type="string">
            <text:p>3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38])" office:value-type="string" office:string-value="34" calcext:value-type="string">
            <text:p>34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5" office:value-type="string" calcext:value-type="string">
            <text:p>WELL</text:p>
          </table:table-cell>
          <table:table-cell table:style-name="ce15" office:value-type="float" office:value="1567" calcext:value-type="float">
            <text:p>156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)" office:value-type="string" office:string-value="7, 8, 11, 23, 34" calcext:value-type="string">
            <text:p>7, 8, 11, 23, 34</text:p>
          </table:table-cell>
          <table:table-cell table:style-name="ce36" office:value-type="string" calcext:value-type="string">
            <text:p>10, 10, 8, 6, 6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TREE_A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5" office:value-type="string" calcext:value-type="string">
            <text:p>FOREST_FOUNDATION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 table:formula="of:=COM.MICROSOFT.TEXTJOIN(&quot;, &quot;;1;[.$A$38])" office:value-type="string" office:string-value="34" calcext:value-type="string">
            <text:p>3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MARKET</text:p>
          </table:table-cell>
          <table:table-cell table:style-name="ce15" office:value-type="float" office:value="1567" calcext:value-type="float">
            <text:p>156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)" office:value-type="string" office:string-value="7, 8, 11, 23, 34, 37" calcext:value-type="string">
            <text:p>7, 8, 11, 23, 34, 37</text:p>
          </table:table-cell>
          <table:table-cell table:style-name="ce36" office:value-type="string" calcext:value-type="string">
            <text:p>10, 10, 8, 6, 6, 6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OUTPOST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;[.$A$46])" office:value-type="string" office:string-value="7, 8, 11, 23, 34, 37, 42" calcext:value-type="string">
            <text:p>7, 8, 11, 23, 34, 37, 42</text:p>
          </table:table-cell>
          <table:table-cell table:style-name="ce36" office:value-type="string" calcext:value-type="string">
            <text:p>10, 6, 8, 6, 6, 6, 6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BARRACKS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TARGET_B</text:p>
          </table:table-cell>
          <table:table-cell table:style-name="ce15" office:value-type="float" office:value="1565" calcext:value-type="float">
            <text:p>1565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WEAPON_RACK</text:p>
          </table:table-cell>
          <table:table-cell table:style-name="ce15" office:value-type="float" office:value="2293" calcext:value-type="float">
            <text:p>229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ce20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;[.$A$46];[.$A$50])" office:value-type="string" office:string-value="7, 8, 11, 23, 34, 37, 42, 46" calcext:value-type="string">
            <text:p>7, 8, 11, 23, 34, 37, 42, 46</text:p>
          </table:table-cell>
          <table:table-cell table:style-name="ce36" office:value-type="string" calcext:value-type="string">
            <text:p>10, 6, 8, 6, 6, 6, 6, 6</text:p>
          </table:table-cell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ARCHERY_RANG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TARGET_A</text:p>
          </table:table-cell>
          <table:table-cell table:style-name="ce15" office:value-type="float" office:value="1564" calcext:value-type="float">
            <text:p>1564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DLC_FENCE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STABLE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;[.$A$46];[.$A$50];[.$A$57])" office:value-type="string" office:string-value="7, 8, 11, 23, 34, 37, 42, 46, 53" calcext:value-type="string">
            <text:p>7, 8, 11, 23, 34, 37, 42, 46, 53</text:p>
          </table:table-cell>
          <table:table-cell table:style-name="ce36" office:value-type="string" calcext:value-type="string">
            <text:p>10, 6, 8, 6, 6, 6, 6, 6, 6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BURNED_BUILDING</text:p>
          </table:table-cell>
          <table:table-cell table:style-name="ce15" office:value-type="float" office:value="758" calcext:value-type="float">
            <text:p>75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;[.$A$46];[.$A$50];[.$A$57];[.$A$61])" office:value-type="string" office:string-value="7, 8, 11, 23, 34, 37, 42, 46, 53, 57" calcext:value-type="string">
            <text:p>7, 8, 11, 23, 34, 37, 42, 46, 53, 57</text:p>
          </table:table-cell>
          <table:table-cell table:style-name="ce36" office:value-type="string" calcext:value-type="string">
            <text:p>10, 6, 8, 4, 4, 4, 4, 4, 4, 4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QUARRY</text:p>
          </table:table-cell>
          <table:table-cell table:style-name="ce15" office:value-type="float" office:value="1319" calcext:value-type="float">
            <text:p>1319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27];[.$A$38];[.$A$41];[.$A$46];[.$A$50];[.$A$57];[.$A$61];[.$A$62])" office:value-type="string" office:string-value="7, 8, 11, 23, 34, 37, 42, 46, 53, 57, 58" calcext:value-type="string">
            <text:p>7, 8, 11, 23, 34, 37, 42, 46, 53, 57, 58</text:p>
          </table:table-cell>
          <table:table-cell table:style-name="ce36" office:value-type="string" calcext:value-type="string">
            <text:p>10, 6, 8, 4, 4, 4, 4, 4, 4, 4, 4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BLOCKER2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63])" office:value-type="string" office:string-value="59" calcext:value-type="string">
            <text:p>5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61];[.$A$62])" office:value-type="string" office:string-value="7, 8, 11, 57, 58" calcext:value-type="string">
            <text:p>7, 8, 11, 57, 58</text:p>
          </table:table-cell>
          <table:table-cell table:style-name="ce36" office:value-type="string" calcext:value-type="string">
            <text:p>10, 4, 8, 4, 4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HOUSE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65])" office:value-type="string" office:string-value="61" calcext:value-type="string">
            <text:p>61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HOUSE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;[.$A$61];[.$A$62])" office:value-type="string" office:string-value="7, 8, 11, 57, 58" calcext:value-type="string">
            <text:p>7, 8, 11, 57, 58</text:p>
          </table:table-cell>
          <table:table-cell table:style-name="ce36" office:value-type="string" calcext:value-type="string">
            <text:p>8, 3, 8, 4, 4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5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BUSH_B</text:p>
          </table:table-cell>
          <table:table-cell table:style-name="ce15" office:value-type="float" office:value="1053" calcext:value-type="float">
            <text:p>105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AGONFOREST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38])" office:value-type="string" office:string-value="34" calcext:value-type="string">
            <text:p>3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BARRELS</text:p>
          </table:table-cell>
          <table:table-cell table:style-name="ce15" office:value-type="float" office:value="1330" calcext:value-type="float">
            <text:p>133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LUMBER</text:p>
          </table:table-cell>
          <table:table-cell table:style-name="ce15" office:value-type="float" office:value="1320" calcext:value-type="float">
            <text:p>132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5" office:value-type="string" calcext:value-type="string">
            <text:p>BARRICADE_A</text:p>
          </table:table-cell>
          <table:table-cell table:style-name="ce15" office:value-type="float" office:value="1090" calcext:value-type="float">
            <text:p>109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5" office:value-type="string" calcext:value-type="string">
            <text:p>BARRICADE_B</text:p>
          </table:table-cell>
          <table:table-cell table:style-name="ce15" office:value-type="float" office:value="1218" calcext:value-type="float">
            <text:p>121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3" table:style-name="ce8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BARRICADE_C</text:p>
          </table:table-cell>
          <table:table-cell table:style-name="ce15" office:value-type="float" office:value="1219" calcext:value-type="float">
            <text:p>1219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BARRICADE_D</text:p>
          </table:table-cell>
          <table:table-cell table:style-name="ce15" office:value-type="float" office:value="1220" calcext:value-type="float">
            <text:p>122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RUBBLE1X1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2</text:p>
          </table:table-cell>
          <table:table-cell office:value-type="string" calcext:value-type="string">
            <text:p>LUMBER_CAMP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8, 4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STUMP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76])" office:value-type="string" office:string-value="72" calcext:value-type="string">
            <text:p>7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4</text:p>
          </table:table-cell>
          <table:table-cell office:value-type="string" calcext:value-type="string">
            <text:p>MILL_F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15])" office:value-type="string" office:string-value="7, 8, 11" calcext:value-type="string">
            <text:p>7, 8, 11</text:p>
          </table:table-cell>
          <table:table-cell table:style-name="ce36" office:value-type="string" calcext:value-type="string">
            <text:p>24, 4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FARM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78])" office:value-type="string" office:string-value="74" calcext:value-type="string">
            <text:p>7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6</text:p>
          </table:table-cell>
          <table:table-cell office:value-type="string" calcext:value-type="string">
            <text:p>SIGN</text:p>
          </table:table-cell>
          <table:table-cell office:value-type="float" office:value="819" calcext:value-type="float">
            <text:p>819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3])" office:value-type="string" office:string-value="9" calcext:value-type="string">
            <text:p>9</text:p>
          </table:table-cell>
          <table:table-cell table:style-name="ce36" office:value-type="string" calcext:value-type="string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13];[.$A$11])" office:value-type="string" office:string-value="9, 7" calcext:value-type="string">
            <text:p>9, 7</text:p>
          </table:table-cell>
          <table:table-cell table:style-name="ce36" office:value-type="string" calcext:value-type="string">
            <text:p>12, 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7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B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8</text:p>
          </table:table-cell>
          <table:table-cell office:value-type="string" calcext:value-type="string">
            <text:p>BUSH_B</text:p>
          </table:table-cell>
          <table:table-cell office:value-type="float" office:value="1053" calcext:value-type="float">
            <text:p>1053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9</text:p>
          </table:table-cell>
          <table:table-cell office:value-type="string" calcext:value-type="string">
            <text:p>GRASS_PATCH_GREEN</text:p>
          </table:table-cell>
          <table:table-cell office:value-type="float" office:value="301" calcext:value-type="float">
            <text:p>301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SMALL_GRASS_PATCH</text:p>
          </table:table-cell>
          <table:table-cell office:value-type="float" office:value="1358" calcext:value-type="float">
            <text:p>135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FLOWERS1</text:p>
          </table:table-cell>
          <table:table-cell office:value-type="float" office:value="334" calcext:value-type="float">
            <text:p>334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2</text:p>
          </table:table-cell>
          <table:table-cell office:value-type="string" calcext:value-type="string">
            <text:p>FLOWERS2</text:p>
          </table:table-cell>
          <table:table-cell office:value-type="float" office:value="335" calcext:value-type="float">
            <text:p>335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3</text:p>
          </table:table-cell>
          <table:table-cell office:value-type="string" calcext:value-type="string">
            <text:p>FLOWERS3</text:p>
          </table:table-cell>
          <table:table-cell office:value-type="float" office:value="336" calcext:value-type="float">
            <text:p>336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4</text:p>
          </table:table-cell>
          <table:table-cell office:value-type="string" calcext:value-type="string">
            <text:p>FLOWERS4</text:p>
          </table:table-cell>
          <table:table-cell office:value-type="float" office:value="337" calcext:value-type="float">
            <text:p>337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5</text:p>
          </table:table-cell>
          <table:table-cell office:value-type="string" calcext:value-type="string">
            <text:p>FLOWER_BED</text:p>
          </table:table-cell>
          <table:table-cell office:value-type="float" office:value="1366" calcext:value-type="float">
            <text:p>1366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6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7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9</text:p>
          </table:table-cell>
          <table:table-cell office:value-type="string" calcext:value-type="string">
            <text:p>GOLD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8, 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0</text:p>
          </table:table-cell>
          <table:table-cell office:value-type="string" calcext:value-type="string">
            <text:p>STONE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12];[.$A$93])" office:value-type="string" office:string-value="7, 8, 89" calcext:value-type="string">
            <text:p>7, 8, 89</text:p>
          </table:table-cell>
          <table:table-cell table:style-name="ce36" office:value-type="string" calcext:value-type="string">
            <text:p>8, 4, 12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1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2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6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PINETREE</text:p>
          </table:table-cell>
          <table:table-cell table:style-name="ce15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INE_FOREST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5" office:value-type="string" calcext:value-type="string">
            <text:p>FOREST_FOUNDATION</text:p>
          </table:table-cell>
          <table:table-cell table:style-name="ce15"/>
          <table:table-cell table:style-name="ce15" office:value-type="string" calcext:value-type="string">
            <text:p>BUSH_B</text:p>
          </table:table-cell>
          <table:table-cell table:style-name="ce15" office:value-type="float" office:value="1053" calcext:value-type="float">
            <text:p>1053</text:p>
          </table:table-cell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95];[.$A$18];[.$A$24];[.$A$25];[.$A$26];[.$A$43];[.$A$68];[.$A$82])" office:value-type="string" office:string-value="91, 14, 20, 21, 22, 39, 64, 78" calcext:value-type="string">
            <text:p>91, 14, 20, 21, 22, 39, 64, 78</text:p>
          </table:table-cell>
          <table:table-cell table:style-name="ce36" office:value-type="string" calcext:value-type="string">
            <text:p>7, 2, 2, 2, 2, 2, 2, 2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2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15" office:value-type="string" calcext:value-type="string">
            <text:p>DLC_COW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95];[.$A$99])" office:value-type="string" office:string-value="91, 95" calcext:value-type="string">
            <text:p>91, 95</text:p>
          </table:table-cell>
          <table:table-cell table:style-name="ce36" office:value-type="string" calcext:value-type="string">
            <text:p>24, 12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7</text:p>
          </table:table-cell>
          <table:table-cell office:value-type="string" calcext:value-type="string">
            <text:p>WATCH_TOWER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8</text:p>
          </table:table-cell>
          <table:table-cell office:value-type="string" calcext:value-type="string">
            <text:p>STONE</text:p>
          </table:table-cell>
          <table:table-cell/>
          <table:table-cell table:style-name="ce15" table:number-columns-repeated="2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9</text:p>
          </table:table-cell>
          <table:table-cell office:value-type="string" calcext:value-type="string">
            <text:p>IRON_BOAR</text:p>
          </table:table-cell>
          <table:table-cell office:value-type="float" office:value="278" calcext:value-type="float">
            <text:p>27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01])" office:value-type="string" office:string-value="91, 97" calcext:value-type="string">
            <text:p>91, 97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0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table:style-name="ce15" office:value-type="string" calcext:value-type="string">
            <text:p>DLC_FENCE</text:p>
          </table:table-cell>
          <table:table-cell table:style-name="ce15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03])" office:value-type="string" office:string-value="99" calcext:value-type="string">
            <text:p>9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103];[.$A$96])" office:value-type="string" office:string-value="99, 92" calcext:value-type="string">
            <text:p>99, 92</text:p>
          </table:table-cell>
          <table:table-cell table:style-name="ce36" office:value-type="string" calcext:value-type="string">
            <text:p>1, 0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15" office:value-type="string" calcext:value-type="string">
            <text:p>HAYSTACK</text:p>
          </table:table-cell>
          <table:table-cell table:style-name="ce15" office:value-type="float" office:value="857" calcext:value-type="float">
            <text:p>857</text:p>
          </table:table-cell>
          <table:table-cell table:number-columns-repeated="2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03])" office:value-type="string" office:string-value="99" calcext:value-type="string">
            <text:p>9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2</text:p>
          </table:table-cell>
          <table:table-cell office:value-type="string" calcext:value-type="string">
            <text:p>HOUSE_F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3];[.$A$103])" office:value-type="string" office:string-value="91, 9, 99" calcext:value-type="string">
            <text:p>91, 9, 99</text:p>
          </table:table-cell>
          <table:table-cell table:style-name="ce36" office:value-type="string" calcext:value-type="string">
            <text:p>4, 1, 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5">
          <table:table-cell table:style-name="ce20" office:value-type="string" calcext:value-type="string">
            <text:p>103</text:p>
          </table:table-cell>
          <table:table-cell office:value-type="string" calcext:value-type="string">
            <text:p>MULE_CART</text:p>
          </table:table-cell>
          <table:table-cell office:value-type="float" office:value="1808" calcext:value-type="float">
            <text:p>1808</text:p>
          </table:table-cell>
          <table:table-cell table:style-name="ce15" table:number-columns-repeated="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3];[.$A$108])" office:value-type="string" office:string-value="91, 9, 104" calcext:value-type="string">
            <text:p>91, 9, 104</text:p>
          </table:table-cell>
          <table:table-cell table:style-name="ce36" office:value-type="string" calcext:value-type="string">
            <text:p>8, 6, 6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4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3])" office:value-type="string" office:string-value="91, 9" calcext:value-type="string">
            <text:p>91, 9</text:p>
          </table:table-cell>
          <table:table-cell table:style-name="ce36" office:value-type="string" calcext:value-type="string">
            <text:p>8, 6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5</text:p>
          </table:table-cell>
          <table:table-cell office:value-type="string" calcext:value-type="string">
            <text:p>GERMAN_SHEPHERD</text:p>
          </table:table-cell>
          <table:table-cell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3];[.$A$108])" office:value-type="string" office:string-value="91, 9, 104" calcext:value-type="string">
            <text:p>91, 9, 104</text:p>
          </table:table-cell>
          <table:table-cell table:style-name="ce36" office:value-type="string" calcext:value-type="string">
            <text:p>8, 6, 6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6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;[.$A$103])" office:value-type="string" office:string-value="91, 99" calcext:value-type="string">
            <text:p>91, 99</text:p>
          </table:table-cell>
          <table:table-cell table:style-name="ce36" office:value-type="string" calcext:value-type="string">
            <text:p>3, 2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7</text:p>
          </table:table-cell>
          <table:table-cell office:value-type="string" calcext:value-type="string">
            <text:p>SHEEP</text:p>
          </table:table-cell>
          <table:table-cell table:style-name="ce15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95])" office:value-type="string" office:string-value="91" calcext:value-type="string">
            <text:p>91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8</text:p>
          </table:table-cell>
          <table:table-cell office:value-type="string" calcext:value-type="string">
            <text:p>FALCON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8" table:content-validation-name="val2" office:value-type="string" calcext:value-type="string">
            <text:p>Tight</text:p>
          </table:table-cell>
          <table:table-cell table:style-name="ce8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/>
          <table:table-cell table:number-columns-repeated="3" table:style-name="ce8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2">
          <table:table-cell table:number-columns-repeated="24"/>
          <table:table-cell table:style-name="ce36"/>
          <table:table-cell table:number-columns-repeated="998"/>
        </table:table-row>
        <table:table-row table:style-name="ro2" table:number-rows-repeated="10484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6:41:19.4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31T20:49:54.044000000</dc:date>
    <meta:editing-duration>P37DT11H25M50S</meta:editing-duration>
    <meta:editing-cycles>3217</meta:editing-cycles>
    <meta:generator>LibreOffice/24.8.3.2$Windows_X86_64 LibreOffice_project/48a6bac9e7e268aeb4c3483fcf825c94556d9f92</meta:generator>
    <meta:document-statistic meta:table-count="1" meta:cell-count="1680" meta:object-count="0"/>
  </office:meta>
</office:document-meta>
</file>